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08-100-03-2072-01-01</text:p>
      <text:p text:style-name="Standard"/>
      <text:p text:style-name="Standard">2072</text:p>
      <text:p text:style-name="Standard"/>
      <text:p text:style-name="Standard">1-3<text:tab/>44B</text:p>
      <text:p text:style-name="Standard">4-6<text:tab/>225</text:p>
      <text:p text:style-name="Standard">7-9<text:tab/>9F1</text:p>
      <text:p text:style-name="Standard">10-12<text:tab/>11E</text:p>
      <text:p text:style-name="Standard">13-15<text:tab/>377</text:p>
      <text:p text:style-name="Standard">16-18<text:tab/>DDE</text:p>
      <text:p text:style-name="Standard">19-21<text:tab/>D29<text:tab/></text:p>
      <text:p text:style-name="Standard">22-24<text:tab/>955</text:p>
      <text:p text:style-name="Standard">25-27<text:tab/>981</text:p>
      <text:p text:style-name="Standard">28-30<text:tab/>1BB</text:p>
      <text:p text:style-name="Standard">31-33<text:tab/>7D2</text:p>
      <text:p text:style-name="Standard">34-36<text:tab/>CDE</text:p>
      <text:p text:style-name="Standard">37-39<text:tab/>64D</text:p>
      <text:p text:style-name="Standard">40-42<text:tab/>DD9</text:p>
      <text:p text:style-name="Standard">43-45<text:tab/>992</text:p>
      <text:p text:style-name="Standard">46-48<text:tab/>2FF</text:p>
      <text:p text:style-name="Standard">49-51<text:tab/>D99</text:p>
      <text:p text:style-name="Standard">52-54<text:tab/>999</text:p>
      <text:p text:style-name="Standard">55-57<text:tab/>C3F</text:p>
      <text:p text:style-name="Standard">58-60<text:tab/>2DD</text:p>
      <text:p text:style-name="Standard">61-63<text:tab/>D73</text:p>
      <text:p text:style-name="Standard">64-65<text:tab/>22</text:p>
      <text:p text:style-name="Standard">66-68<text:tab/>77D</text:p>
      <text:p text:style-name="Standard">69-71<text:tab/>749</text:p>
      <text:p text:style-name="Standard">72-74<text:tab/>4D4</text:p>
      <text:p text:style-name="Standard">75-77<text:tab/>64D</text:p>
      <text:p text:style-name="Standard">78-80<text:tab/>992</text:p>
      <text:p text:style-name="Standard">81-83<text:tab/>F94</text:p>
      <text:p text:style-name="Standard">84-86<text:tab/>444</text:p>
      <text:p text:style-name="Standard">87-89<text:tab/>C44</text:p>
      <text:p text:style-name="Standard">90-92<text:tab/>A71</text:p>
      <text:p text:style-name="Standard">93-95<text:tab/>144</text:p>
      <text:p text:style-name="Standard">96-98<text:tab/>749</text:p>
      <text:p text:style-name="Standard">99-100<text:tab/><text:tab/>494</text:p>
      <text:p text:style-name="Standard">101-104<text:tab/>494</text:p>
      <text:p text:style-name="Standard">105-107<text:tab/>44D</text:p>
      <text:p text:style-name="Standard">108-110<text:tab/>4EE</text:p>
      <text:p text:style-name="Standard">111-113<text:tab/>E72</text:p>
      <text:p text:style-name="Standard">114-116<text:tab/>626</text:p>
      <text:p text:style-name="Standard">117-119<text:tab/>4C4</text:p>
      <text:p text:style-name="Standard">120-122<text:tab/>DAA</text:p>
      <text:p text:style-name="Standard">123-125<text:tab/>E88</text:p>
      <text:p text:style-name="Standard">126-128<text:tab/>662</text:p>
      <text:p text:style-name="Standard">129-<text:tab/>2</text:p>
      <text:p text:style-name="Standard">130-131<text:tab/>F1</text:p>
      <text:p text:style-name="Standard">132-134<text:tab/>177</text:p>
      <text:p text:style-name="Standard"><text:soft-page-break/>135-137<text:tab/>785</text:p>
      <text:p text:style-name="Standard">138-140<text:tab/>A8F</text:p>
      <text:p text:style-name="Standard">142-144<text:tab/>22E</text:p>
      <text:p text:style-name="Standard">145-147<text:tab/>E9B</text:p>
      <text:p text:style-name="Standard">148-150<text:tab/>EEE</text:p>
      <text:p text:style-name="Standard">151-154<text:tab/>223</text:p>
      <text:p text:style-name="Standard">155-157<text:tab/>666</text:p>
      <text:p text:style-name="Standard">158-160<text:tab/>AAA</text:p>
      <text:p text:style-name="Standard">161-163<text:tab/>BED</text:p>
      <text:p text:style-name="Standard">164-166<text:tab/>D8C</text:p>
      <text:p text:style-name="Standard">167-169<text:tab/>4EE</text:p>
      <text:p text:style-name="Standard">170-172<text:tab/>711</text:p>
      <text:p text:style-name="Standard">173-175<text:tab/>BD1</text:p>
      <text:p text:style-name="Standard">176-178<text:tab/>662</text:p>
      <text:p text:style-name="Standard">179-181<text:tab/>35F</text:p>
      <text:p text:style-name="Standard">182-184<text:tab/>4F3</text:p>
      <text:p text:style-name="Standard">185-187<text:tab/>72A</text:p>
      <text:p text:style-name="Standard">188-190<text:tab/>6DD</text:p>
      <text:p text:style-name="Standard">191-192<text:tab/>E6</text:p>
      <text:p text:style-name="Standard">193-195<text:tab/>FFF</text:p>
      <text:p text:style-name="Standard">196-198<text:tab/>AB4</text:p>
      <text:p text:style-name="Standard">199-201<text:tab/>EED</text:p>
      <text:p text:style-name="Standard">202-204<text:tab/>DB6</text:p>
      <text:p text:style-name="Standard">205-207<text:tab/>66C</text:p>
      <text:p text:style-name="Standard">208-210<text:tab/>CC1</text:p>
      <text:p text:style-name="Standard">211-213<text:tab/>333</text:p>
      <text:p text:style-name="Standard">214-216<text:tab/>A8B</text:p>
      <text:p text:style-name="Standard">217-219<text:tab/>F6F</text:p>
      <text:p text:style-name="Standard">220-222<text:tab/>FFE</text:p>
      <text:p text:style-name="Standard">223-225<text:tab/>EEA</text:p>
      <text:p text:style-name="Standard">226-228<text:tab/>525</text:p>
      <text:p text:style-name="Standard">229-231<text:tab/>B18</text:p>
      <text:p text:style-name="Standard">232-234<text:tab/>854</text:p>
      <text:p text:style-name="Standard">235-237<text:tab/>415</text:p>
      <text:p text:style-name="Standard">238-240<text:tab/>4A9</text:p>
      <text:p text:style-name="Standard">241-243<text:tab/>222</text:p>
      <text:p text:style-name="Standard">244-246<text:tab/>229</text:p>
      <text:p text:style-name="Standard">247-249<text:tab/>EE1</text:p>
      <text:p text:style-name="Standard">250-252<text:tab/>534</text:p>
      <text:p text:style-name="Standard">253-255<text:tab/>CF4</text:p>
      <text:p text:style-name="Standard">256-258<text:tab/>F93</text:p>
      <text:p text:style-name="Standard">259-261<text:tab/>33A</text:p>
      <text:p text:style-name="Standard">262-264<text:tab/>BA4</text:p>
      <text:p text:style-name="Standard">265-267<text:tab/>FAA</text:p>
      <text:p text:style-name="Standard">268-270<text:tab/>A54</text:p>
      <text:p text:style-name="Standard">271-273<text:tab/>5C5</text:p>
      <text:p text:style-name="Standard">274-276<text:tab/>93E</text:p>
      <text:p text:style-name="Standard">277-279<text:tab/>AAA</text:p>
      <text:p text:style-name="Standard">280-282<text:tab/>AA9</text:p>
      <text:p text:style-name="Standard">283-285<text:tab/>A11</text:p>
      <text:p text:style-name="Standard">286-288<text:tab/>4A3<text:tab/></text:p>
      <text:p text:style-name="Standard">289-291<text:tab/>D42</text:p>
      <text:p text:style-name="Standard"><text:soft-page-break/>292-294<text:tab/>FC8</text:p>
      <text:p text:style-name="Standard">295-297<text:tab/>CC9</text:p>
      <text:p text:style-name="Standard">298-300<text:tab/>111</text:p>
      <text:p text:style-name="Standard">301-302<text:tab/>81</text:p>
      <text:p text:style-name="Standard"/>
      <text:p text:style-name="Standard"/>
      <text:p text:style-name="Standard">08-100-03-2072-01-03</text:p>
      <text:p text:style-name="Standard"/>
      <text:p text:style-name="Standard">2072</text:p>
      <text:p text:style-name="Standard">598-600<text:tab/>888</text:p>
      <text:p text:style-name="Standard">601-603<text:tab/>88E</text:p>
      <text:p text:style-name="Standard">604-606<text:tab/>672</text:p>
      <text:p text:style-name="Standard">607-609<text:tab/>7F1</text:p>
      <text:p text:style-name="Standard">610-612<text:tab/>114</text:p>
      <text:p text:style-name="Standard">613-615<text:tab/>E4E</text:p>
      <text:p text:style-name="Standard">616-619<text:tab/>503C</text:p>
      <text:p text:style-name="Standard">620-622<text:tab/>CD2</text:p>
      <text:p text:style-name="Standard">623-625<text:tab/>393</text:p>
      <text:p text:style-name="Standard">626-628<text:tab/>1CC</text:p>
      <text:p text:style-name="Standard">629-631<text:tab/>AA1</text:p>
      <text:p text:style-name="Standard">632-636<text:tab/>1EE72</text:p>
      <text:p text:style-name="Standard">637-639<text:tab/>BE5</text:p>
      <text:p text:style-name="Standard">640-642<text:tab/>FAA</text:p>
      <text:p text:style-name="Standard">643-645<text:tab/>A7A</text:p>
      <text:p text:style-name="Standard">646-648<text:tab/>228</text:p>
      <text:p text:style-name="Standard">649-651<text:tab/>4AA</text:p>
      <text:p text:style-name="Standard">652-654<text:tab/>2D5</text:p>
      <text:p text:style-name="Standard">655-657<text:tab/>A27</text:p>
      <text:p text:style-name="Standard">658-660<text:tab/>7D5</text:p>
      <text:p text:style-name="Standard">661-663<text:tab/>AAD</text:p>
      <text:p text:style-name="Standard">664-666<text:tab/>B46</text:p>
      <text:p text:style-name="Standard">667-669<text:tab/>BBF</text:p>
      <text:p text:style-name="Standard">670-672<text:tab/>EE4<text:tab/></text:p>
      <text:p text:style-name="Standard">670-672<text:tab/>4E4</text:p>
      <text:p text:style-name="Standard">673-675<text:tab/>EEF</text:p>
      <text:p text:style-name="Standard">676-678<text:tab/>766</text:p>
      <text:p text:style-name="Standard">679-681<text:tab/>375<text:tab/></text:p>
      <text:p text:style-name="Standard">682-684<text:tab/>CE8</text:p>
      <text:p text:style-name="Standard">685-687<text:tab/>333</text:p>
      <text:p text:style-name="Standard">688-690<text:tab/>AA9</text:p>
      <text:p text:style-name="Standard">691-692<text:tab/>79</text:p>
      <text:p text:style-name="Standard"/>
      <text:p text:style-name="Standard"/>
      <text:p text:style-name="Standard"/>
      <text:p text:style-name="Standard">08-100-03-2072-01-02</text:p>
      <text:p text:style-name="Standard"/>
      <text:p text:style-name="Standard">2072</text:p>
      <text:p text:style-name="Standard"/>
      <text:p text:style-name="Standard">303-305<text:tab/>CEE</text:p>
      <text:p text:style-name="Standard">306-308<text:tab/>463</text:p>
      <text:p text:style-name="Standard">309-311<text:tab/>555</text:p>
      <text:p text:style-name="Standard">312-315<text:tab/>B0BB</text:p>
      <text:p text:style-name="Standard"><text:soft-page-break/>316-318<text:tab/>4C2</text:p>
      <text:p text:style-name="Standard">319-321<text:tab/>779<text:tab/></text:p>
      <text:p text:style-name="Standard">322-324<text:tab/>B48</text:p>
      <text:p text:style-name="Standard">325-326<text:tab/>41</text:p>
      <text:p text:style-name="Standard">327-329<text:tab/>4EE</text:p>
      <text:p text:style-name="Standard">330-332<text:tab/>551</text:p>
      <text:p text:style-name="Standard">333-335<text:tab/>AAD</text:p>
      <text:p text:style-name="Standard">336-338<text:tab/>DD4</text:p>
      <text:p text:style-name="Standard">339-341<text:tab/>D9E</text:p>
      <text:p text:style-name="Standard">342-344<text:tab/>A44</text:p>
      <text:p text:style-name="Standard">345-347<text:tab/>354</text:p>
      <text:p text:style-name="Standard">348-350<text:tab/>F22</text:p>
      <text:p text:style-name="Standard">351-353<text:tab/>444</text:p>
      <text:p text:style-name="Standard">354-356<text:tab/>EFE</text:p>
      <text:p text:style-name="Standard">357-359<text:tab/>F11</text:p>
      <text:p text:style-name="Standard">360-362<text:tab/>14E</text:p>
      <text:p text:style-name="Standard">363-365<text:tab/>559<text:tab/></text:p>
      <text:p text:style-name="Standard">366-368<text:tab/>BE7</text:p>
      <text:p text:style-name="Standard">369-371<text:tab/>EFF</text:p>
      <text:p text:style-name="Standard">372-374<text:tab/>141</text:p>
      <text:p text:style-name="Standard">375-377<text:tab/>4DD</text:p>
      <text:p text:style-name="Standard">378-380<text:tab/>AAA</text:p>
      <text:p text:style-name="Standard">381-382<text:tab/>553</text:p>
      <text:p text:style-name="Standard">384-386<text:tab/>B44</text:p>
      <text:p text:style-name="Standard">387-389<text:tab/>111</text:p>
      <text:p text:style-name="Standard">390-392<text:tab/>377</text:p>
      <text:p text:style-name="Standard">393-395<text:tab/>555</text:p>
      <text:p text:style-name="Standard">396-398<text:tab/>959<text:tab/></text:p>
      <text:p text:style-name="Standard">399-401<text:tab/>992</text:p>
      <text:p text:style-name="Standard">402-404<text:tab/>44D</text:p>
      <text:p text:style-name="Standard">405-407<text:tab/>499</text:p>
      <text:p text:style-name="Standard">408-410<text:tab/>E44</text:p>
      <text:p text:style-name="Standard">411-413<text:tab/>D2A</text:p>
      <text:p text:style-name="Standard">414-416<text:tab/>844</text:p>
      <text:p text:style-name="Standard">417-419<text:tab/>F44</text:p>
      <text:p text:style-name="Standard">420-422<text:tab/>1FC</text:p>
      <text:p text:style-name="Standard">423-425<text:tab/>6F4</text:p>
      <text:p text:style-name="Standard">426-428<text:tab/>555</text:p>
      <text:p text:style-name="Standard">429-431<text:tab/>5FA</text:p>
      <text:p text:style-name="Standard">432-434<text:tab/>5AC</text:p>
      <text:p text:style-name="Standard">435-437<text:tab/>EE7</text:p>
      <text:p text:style-name="Standard">438-440<text:tab/>8D5</text:p>
      <text:p text:style-name="Standard">441-443<text:tab/>44B</text:p>
      <text:p text:style-name="Standard">444-446<text:tab/>DAD</text:p>
      <text:p text:style-name="Standard">447-449<text:tab/>DD4</text:p>
      <text:p text:style-name="Standard">450-452<text:tab/>443<text:tab/></text:p>
      <text:p text:style-name="Standard">453-455<text:tab/>A69</text:p>
      <text:p text:style-name="Standard">456-458<text:tab/>2DA</text:p>
      <text:p text:style-name="Standard">459-461<text:tab/>13B</text:p>
      <text:p text:style-name="Standard">462-464<text:tab/>149<text:tab/></text:p>
      <text:p text:style-name="Standard">465-467<text:tab/>55F</text:p>
      <text:p text:style-name="Standard">468-469<text:tab/>FE</text:p>
      <text:p text:style-name="Standard"><text:soft-page-break/>470-472<text:tab/>EEE</text:p>
      <text:p text:style-name="Standard">473-475<text:tab/>487<text:tab/></text:p>
      <text:p text:style-name="Standard">476-478<text:tab/>ADE</text:p>
      <text:p text:style-name="Standard">479-481<text:tab/>EEA</text:p>
      <text:p text:style-name="Standard">482-484<text:tab/>C54</text:p>
      <text:p text:style-name="Standard">485-487<text:tab/>CE6</text:p>
      <text:p text:style-name="Standard">488-490<text:tab/>5CF</text:p>
      <text:p text:style-name="Standard">491-493<text:tab/>FCD</text:p>
      <text:p text:style-name="Standard">494-496<text:tab/>DD7</text:p>
      <text:p text:style-name="Standard">497-498<text:tab/>32</text:p>
      <text:p text:style-name="Standard">499-501<text:tab/>88C</text:p>
      <text:p text:style-name="Standard">502-504<text:tab/>8EE</text:p>
      <text:p text:style-name="Standard">505-507<text:tab/>E41</text:p>
      <text:p text:style-name="Standard">508-510<text:tab/>777</text:p>
      <text:p text:style-name="Standard">511-513<text:tab/>AA2</text:p>
      <text:p text:style-name="Standard">514-516<text:tab/>79A</text:p>
      <text:p text:style-name="Standard">517-519<text:tab/>DDF</text:p>
      <text:p text:style-name="Standard">520-522<text:tab/>BAA</text:p>
      <text:p text:style-name="Standard">523-525<text:tab/>31E</text:p>
      <text:p text:style-name="Standard">526-528<text:tab/>2DD</text:p>
      <text:p text:style-name="Standard">529-531<text:tab/>472</text:p>
      <text:p text:style-name="Standard">532-534<text:tab/>844</text:p>
      <text:p text:style-name="Standard">535-537<text:tab/>D19</text:p>
      <text:p text:style-name="Standard">538-540<text:tab/>9BB</text:p>
      <text:p text:style-name="Standard">541-543<text:tab/>441</text:p>
      <text:p text:style-name="Standard">544-546<text:tab/>455</text:p>
      <text:p text:style-name="Standard">547-549<text:tab/>4FF</text:p>
      <text:p text:style-name="Standard">550-552<text:tab/>EE5</text:p>
      <text:p text:style-name="Standard">553-555<text:tab/>D76</text:p>
      <text:p text:style-name="Standard">556-558<text:tab/>AA5</text:p>
      <text:p text:style-name="Standard">559-561<text:tab/>9AA</text:p>
      <text:p text:style-name="Standard">562-564<text:tab/>EE4</text:p>
      <text:p text:style-name="Standard">565-567<text:tab/>41C</text:p>
      <text:p text:style-name="Standard">568-570<text:tab/>766</text:p>
      <text:p text:style-name="Standard">571-573<text:tab/>AA9</text:p>
      <text:p text:style-name="Standard">574-576<text:tab/>F48</text:p>
      <text:p text:style-name="Standard">577-579<text:tab/>3FF</text:p>
      <text:p text:style-name="Standard">590-592<text:tab/>DE4</text:p>
      <text:p text:style-name="Standard">593-595<text:tab/>6A8</text:p>
      <text:p text:style-name="Standard">596-597<text:tab/>ED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1:40:17.195239674</meta:creation-date>
    <dc:date>2021-06-18T21:59:04.471978728</dc:date>
    <meta:editing-duration>PT8M37S</meta:editing-duration>
    <meta:editing-cycles>1</meta:editing-cycles>
    <meta:document-statistic meta:table-count="0" meta:image-count="0" meta:object-count="0" meta:page-count="5" meta:paragraph-count="236" meta:word-count="466" meta:character-count="2530" meta:non-whitespace-character-count="2289"/>
    <meta:generator>LibreOffice/6.4.7.2$Linux_X86_64 LibreOffice_project/40$Build-2</meta:generator>
  </office:meta>
</office:document-meta>
</file>